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38733"/>
    </style:style>
    <style:style style:name="P2" style:family="paragraph" style:parent-style-name="_5f_text">
      <style:text-properties officeooo:paragraph-rsid="00248160"/>
    </style:style>
    <style:style style:name="P3" style:family="paragraph" style:parent-style-name="_5f_text">
      <style:text-properties officeooo:rsid="00248160" officeooo:paragraph-rsid="00248160"/>
    </style:style>
    <style:style style:name="P4" style:family="paragraph" style:parent-style-name="_5f_text">
      <style:text-properties fo:language="ru" fo:country="RU" officeooo:rsid="002bfac0" officeooo:paragraph-rsid="002bfac0"/>
    </style:style>
    <style:style style:name="P5" style:family="paragraph" style:parent-style-name="_5f_text">
      <style:text-properties fo:language="en" fo:country="US" officeooo:rsid="002693a0" officeooo:paragraph-rsid="002693a0"/>
    </style:style>
    <style:style style:name="P6" style:family="paragraph" style:parent-style-name="_5f_text">
      <style:text-properties fo:language="en" fo:country="US" officeooo:rsid="00248160" officeooo:paragraph-rsid="00248160"/>
    </style:style>
    <style:style style:name="P7" style:family="paragraph" style:parent-style-name="_5f_text">
      <style:text-properties officeooo:paragraph-rsid="002b5ca0"/>
    </style:style>
    <style:style style:name="P8" style:family="paragraph" style:parent-style-name="_5f_text">
      <style:text-properties officeooo:paragraph-rsid="00345ceb"/>
    </style:style>
    <style:style style:name="P9" style:family="paragraph" style:parent-style-name="_5f_text">
      <style:text-properties officeooo:paragraph-rsid="00248160"/>
    </style:style>
    <style:style style:name="P10" style:family="paragraph" style:parent-style-name="_5f_heading_5f_1" style:master-page-name="Standard">
      <style:paragraph-properties style:page-number="auto"/>
    </style:style>
    <style:style style:name="P11" style:family="paragraph" style:parent-style-name="_5f_code">
      <style:text-properties fo:language="en" fo:country="US" officeooo:rsid="00380549" officeooo:paragraph-rsid="0038054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en" fo:country="US" officeooo:rsid="00380549"/>
    </style:style>
    <style:style style:name="T8" style:family="text">
      <style:text-properties fo:language="en" fo:country="US" officeooo:rsid="0024816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48160"/>
    </style:style>
    <style:style style:name="T11" style:family="text">
      <style:text-properties fo:language="ru" fo:country="RU" officeooo:rsid="0025e1a5"/>
    </style:style>
    <style:style style:name="T12" style:family="text">
      <style:text-properties fo:language="ru" fo:country="RU" officeooo:rsid="002b5ca0"/>
    </style:style>
    <style:style style:name="T13" style:family="text">
      <style:text-properties officeooo:rsid="00238733"/>
    </style:style>
    <style:style style:name="T14" style:family="text">
      <style:text-properties style:font-name="HelveticaNeueCyr" fo:font-size="10pt" fo:language="en" fo:country="US" fo:font-weight="100" officeooo:rsid="00238733"/>
    </style:style>
    <style:style style:name="T15" style:family="text">
      <style:text-properties style:font-name="HelveticaNeueCyr" fo:font-size="10pt" fo:language="ru" fo:country="RU" fo:font-weight="100" officeooo:rsid="00238733"/>
    </style:style>
    <style:style style:name="T16" style:family="text">
      <style:text-properties style:font-name="HelveticaNeueCyr" fo:font-size="10pt" fo:font-weight="100" officeooo:rsid="00238733"/>
    </style:style>
    <style:style style:name="T17" style:family="text">
      <style:text-properties officeooo:rsid="00248160"/>
    </style:style>
    <style:style style:name="T18" style:family="text">
      <style:text-properties style:font-name="Calibri Light" fo:font-size="10pt" fo:language="ru" fo:country="RU" fo:font-weight="250" officeooo:rsid="002ecc4b"/>
    </style:style>
    <style:style style:name="T19" style:family="text">
      <style:text-properties officeooo:rsid="00345ceb"/>
    </style:style>
    <style:style style:name="T20" style:family="text">
      <style:text-properties style:font-name="Consolas" fo:font-size="9pt" fo:language="en" fo:country="US" fo:font-weight="normal" officeooo:rsid="00345ceb"/>
    </style:style>
    <style:style style:name="T21" style:family="text">
      <style:text-properties style:font-name="Consolas" fo:font-size="9pt" fo:language="en" fo:country="US" fo:font-weight="normal" officeooo:rsid="00380549"/>
    </style:style>
    <style:style style:name="T22" style:family="text">
      <style:text-properties officeooo:rsid="00380549"/>
    </style:style>
    <style:style style:name="T23" style:family="text">
      <style:text-properties style:font-name="Calibri Light1" fo:font-size="10pt" fo:language="en" fo:country="US" fo:font-weight="bold" officeooo:rsid="00380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аботаем с <text:span text:style-name="T1">Hyper</text:span>-<text:span text:style-name="T1">V</text:span>.</text:p>
      <text:p text:style-name="_5f_text">Отключить безопасную загрузку.</text:p>
      <text:p text:style-name="_5f_text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text">Название сервера заглавных буквы не пропускает.</text:p>
      <text:p text:style-name="_5f_text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text">Имя: <text:span text:style-name="_5f_bold">valera</text:span></text:p>
      <text:p text:style-name="_5f_text">Имя сервера: <text:span text:style-name="_5f_bold"><text:span text:style-name="T13">ubuntu</text:span></text:span></text:p>
      <text:p text:style-name="_5f_text">Пользователь: <text:span text:style-name="_5f_bold">master</text:span></text:p>
      <text:p text:style-name="_5f_text">Пароль: <text:span text:style-name="_5f_bold">super</text:span></text:p>
      <text:p text:style-name="_5f_text">Подключаем <text:span text:style-name="_5f_bold">OpenSSH</text:span>. Там можно свой ключ вытянуть из <text:span text:style-name="_5f_bold">Github</text:span>. Пока ставим нет.</text:p>
      <text:p text:style-name="_5f_text">Дополнительные пакеты не ставим.</text:p>
      <text:p text:style-name="_5f_text">Установка заканчивается перезагружаем.</text:p>
      <text:p text:style-name="_5f_text">Ругается, что не может подключить <text:span text:style-name="T1">cdrom</text:span> ну его у нас и нет.</text:p>
      <text:p text:style-name="_5f_text">Нажимаем <text:span text:style-name="T1">Enter </text:span><text:span text:style-name="T11">для перезагрузки.</text:span></text:p>
      <text:p text:style-name="P1">Нужно узнать <text:span text:style-name="T16">сделать постоянный </text:span><text:span text:style-name="T14">IP </text:span><text:span text:style-name="T15">адрес</text:span>. </text:p>
      <text:p text:style-name="_5f_code">ip<text:span text:style-name="T9"> </text:span>addr<text:span text:style-name="T9"> </text:span>show</text:p>
      <text:p text:style-name="P2"><text:span text:style-name="T10">П</text:span>рисоединится через <text:span text:style-name="_5f_bold">putty</text:span><text:span text:style-name="T1">.</text:span></text:p>
      <text:p text:style-name="P2"><text:span text:style-name="T10">О</text:span>бновляем <text:span text:style-name="T17">пакеты и систему.</text:span></text:p>
      <text:p text:style-name="_5f_code">sudo apt update</text:p>
      <text:p text:style-name="_5f_code">sudo apt upgrade</text:p>
      <text:p text:style-name="P3">Ставим <text:span text:style-name="_5f_bold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text">Задаем серверу адрес 220.</text:p>
      <text:p text:style-name="_5f_text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2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text"><text:span text:style-name="T17">П</text:span>рименяем <text:span text:style-name="T17">и переключаемся по 220 адресу.</text:span></text:p>
      <text:p text:style-name="_5f_code">sudo netplan generate</text:p>
      <text:p text:style-name="_5f_code">sudo netplan apply<text:bookmark text:name="_GoBack"/></text:p>
      <text:p text:style-name="_5f_heading_5f_1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11">sudo systemctl start vsftpd</text:p>
      <text:p text:style-name="_5f_code">sudo systemctl enable vsftpd</text:p>
      <text:p text:style-name="P7"><text:span text:style-name="T12">Можно уже войти, н</text:span><text:span text:style-name="T5">о</text:span><text:span text:style-name="T12"> </text:span><text:span text:style-name="T18">редактировать только свои файлы.</text:span></text:p>
      <text:p text:style-name="P4">В файле /etc/vsftpd.conf для авторизованных пользователей разрешаем команды, позволяющие изменять файловую систему:</text:p>
      <text:p text:style-name="_5f_code"><text:soft-page-break/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8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1">Добавить пользователя</text:p>
      <text:p text:style-name="_5f_text">Работаем из под админа. <text:span text:style-name="T19">Только он имеет право на </text:span><text:span text:style-name="T6">sudo.</text:span></text:p>
      <text:p text:style-name="_5f_code">sudo adduser <text:span text:style-name="T21">userstaff</text:span></text:p>
      <text:p text:style-name="P2"><text:span text:style-name="T17">Пароль тот же: </text:span><text:span text:style-name="_5f_bold"><text:span text:style-name="T23">super</text:span></text:span><text:span text:style-name="T8">.</text:span>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0</meta:editing-cycles>
    <meta:print-date>1970-01-01T03:00:00</meta:print-date>
    <meta:creation-date>2019-07-03T13:26:00</meta:creation-date>
    <dc:date>2020-10-21T01:26:57.318000000</dc:date>
    <meta:editing-duration>P6DT7H25M37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57" meta:word-count="361" meta:character-count="2518" meta:non-whitespace-character-count="216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